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office:font-face-decls>
  <office:automatic-styles>
    <style:style style:name="P1" style:family="paragraph" style:parent-style-name="Normal">
      <style:paragraph-properties fo:margin-left="0cm" fo:margin-right="-1.752cm" fo:text-indent="0cm" style:auto-text-indent="false" fo:break-before="page"/>
    </style:style>
    <style:style style:name="P2" style:family="paragraph" style:parent-style-name="Normal">
      <style:paragraph-properties fo:margin-left="0cm" fo:margin-right="-1.752cm" fo:text-indent="0cm" style:auto-text-indent="false" fo:break-before="page"/>
      <style:text-properties fo:font-size="18pt" style:font-size-asian="18pt" style:font-size-complex="18pt"/>
    </style:style>
    <style:style style:name="P3" style:family="paragraph" style:parent-style-name="Normal">
      <style:paragraph-properties fo:margin-left="0cm" fo:margin-right="-1.752cm" fo:text-indent="0cm" style:auto-text-indent="false" fo:break-before="page"/>
      <style:text-properties fo:color="#333333" fo:font-size="12pt" fo:background-color="#ffffff" style:font-size-asian="12pt" style:font-name-complex="Consolas" style:font-size-complex="12pt"/>
    </style:style>
    <style:style style:name="P4" style:family="paragraph" style:parent-style-name="Normal">
      <style:paragraph-properties fo:margin-left="0cm" fo:margin-right="-1.752cm" fo:text-indent="0cm" style:auto-text-indent="false"/>
    </style:style>
    <style:style style:name="P5" style:family="paragraph" style:parent-style-name="Normal">
      <style:paragraph-properties fo:margin-left="0cm" fo:margin-right="-1.752cm" fo:text-indent="0cm" style:auto-text-indent="false"/>
      <style:text-properties fo:font-size="24pt" style:font-size-asian="24pt" style:font-size-complex="24pt"/>
    </style:style>
    <style:style style:name="P6" style:family="paragraph" style:parent-style-name="Normal">
      <style:paragraph-properties fo:margin-left="0cm" fo:margin-right="-1.752cm" fo:text-align="center" style:justify-single-word="false" fo:text-indent="0cm" style:auto-text-indent="false"/>
      <style:text-properties fo:font-size="24pt" style:font-size-asian="24pt" style:font-size-complex="24pt"/>
    </style:style>
    <style:style style:name="P7" style:family="paragraph" style:parent-style-name="Normal">
      <style:paragraph-properties fo:margin-left="0cm" fo:margin-right="-1.752cm" fo:text-indent="0cm" style:auto-text-indent="false"/>
      <style:text-properties fo:font-size="18pt" style:font-size-asian="18pt" style:font-size-complex="18pt"/>
    </style:style>
    <style:style style:name="P8" style:family="paragraph" style:parent-style-name="Normal">
      <style:paragraph-properties fo:margin-left="0cm" fo:margin-right="-1.752cm" fo:text-indent="0cm" style:auto-text-indent="false"/>
      <style:text-properties fo:font-size="14pt" fo:font-weight="bold" style:font-size-asian="14pt" style:font-weight-asian="bold" style:font-size-complex="14pt"/>
    </style:style>
    <style:style style:name="P9" style:family="paragraph" style:parent-style-name="Normal">
      <style:paragraph-properties fo:margin-left="0cm" fo:margin-right="-1.752cm" fo:text-indent="0cm" style:auto-text-indent="false"/>
      <style:text-properties fo:font-size="12pt" style:font-size-asian="12pt" style:font-size-complex="12pt"/>
    </style:style>
    <style:style style:name="P10" style:family="paragraph" style:parent-style-name="Normal">
      <style:paragraph-properties fo:margin-left="0cm" fo:margin-right="-1.752cm" fo:text-indent="0cm" style:auto-text-indent="false"/>
      <style:text-properties fo:font-size="12pt" fo:font-weight="bold" style:font-size-asian="12pt" style:font-weight-asian="bold" style:font-size-complex="12pt"/>
    </style:style>
    <style:style style:name="P11" style:family="paragraph" style:parent-style-name="Normal">
      <style:paragraph-properties fo:margin-left="0cm" fo:margin-right="-1.752cm" fo:text-indent="0cm" style:auto-text-indent="false"/>
      <style:text-properties fo:color="#333333" fo:font-size="12pt" fo:background-color="#ffffff" style:font-size-asian="12pt" style:font-name-complex="Consolas" style:font-size-complex="12pt"/>
    </style:style>
    <style:style style:name="P12" style:family="paragraph" style:parent-style-name="Normal">
      <style:paragraph-properties fo:margin-left="0cm" fo:margin-right="-1.752cm" fo:text-indent="0cm" style:auto-text-indent="false"/>
      <style:text-properties fo:color="#333333" style:font-name="Consolas" fo:font-size="12pt" fo:background-color="#ffffff" style:font-size-asian="12pt" style:font-name-complex="Consolas" style:font-size-complex="12pt"/>
    </style:style>
    <style:style style:name="P13" style:family="paragraph" style:parent-style-name="Normal">
      <style:paragraph-properties fo:margin-left="0cm" fo:margin-right="-1.752cm" fo:text-indent="0cm" style:auto-text-indent="false"/>
      <style:text-properties officeooo:rsid="00014685" officeooo:paragraph-rsid="00014685"/>
    </style:style>
    <style:style style:name="P14" style:family="paragraph" style:parent-style-name="Normal">
      <style:paragraph-properties fo:margin-left="0cm" fo:margin-right="-1.752cm" fo:text-indent="0cm" style:auto-text-indent="false"/>
      <style:text-properties officeooo:rsid="00025428" officeooo:paragraph-rsid="00025428"/>
    </style:style>
    <style:style style:name="P15" style:family="paragraph" style:parent-style-name="Normal">
      <style:paragraph-properties fo:margin-left="0cm" fo:margin-right="-1.752cm" fo:text-indent="1.249cm" style:auto-text-indent="false"/>
    </style:style>
    <style:style style:name="P16" style:family="paragraph" style:parent-style-name="Normal">
      <style:paragraph-properties fo:margin-left="0cm" fo:margin-right="-1.752cm" fo:text-indent="1.249cm" style:auto-text-indent="false"/>
      <style:text-properties fo:font-size="24pt" style:font-size-asian="24pt" style:font-size-complex="24pt"/>
    </style:style>
    <style:style style:name="P17" style:family="paragraph" style:parent-style-name="Normal">
      <style:paragraph-properties fo:margin-left="0cm" fo:margin-right="-1.752cm" fo:text-indent="1.249cm" style:auto-text-indent="false"/>
      <style:text-properties fo:font-size="18pt" style:font-size-asian="18pt" style:font-size-complex="18pt"/>
    </style:style>
    <style:style style:name="P18" style:family="paragraph" style:parent-style-name="Normal">
      <style:paragraph-properties fo:margin-left="0cm" fo:margin-right="-1.752cm" fo:text-indent="1.249cm" style:auto-text-indent="false" fo:break-before="page"/>
      <style:text-properties fo:font-size="18pt" style:font-size-asian="18pt" style:font-size-complex="18pt"/>
    </style:style>
    <style:style style:name="P19" style:family="paragraph" style:parent-style-name="Normal">
      <style:paragraph-properties fo:margin-left="1.249cm" fo:margin-right="-1.752cm" fo:text-indent="1.249cm" style:auto-text-indent="false">
        <style:tab-stops/>
      </style:paragraph-properties>
    </style:style>
    <style:style style:name="P20" style:family="paragraph" style:parent-style-name="Paragraphe_20_de_20_liste">
      <style:paragraph-properties fo:margin-left="3.154cm" fo:margin-right="-1.752cm" fo:text-indent="0cm" style:auto-text-indent="false">
        <style:tab-stops/>
      </style:paragraph-properties>
    </style:style>
    <style:style style:name="P21" style:family="paragraph" style:parent-style-name="Paragraphe_20_de_20_liste">
      <style:paragraph-properties fo:margin-left="3.154cm" fo:margin-right="-1.752cm" fo:text-indent="0cm" style:auto-text-indent="false">
        <style:tab-stops/>
      </style:paragraph-properties>
      <style:text-properties fo:font-size="12pt" style:font-size-asian="12pt" style:font-size-complex="12pt"/>
    </style:style>
    <style:style style:name="P22" style:family="paragraph" style:parent-style-name="Normal">
      <style:paragraph-properties fo:margin-left="1.249cm" fo:margin-right="-1.752cm" fo:text-indent="0cm" style:auto-text-indent="false">
        <style:tab-stops/>
      </style:paragraph-properties>
      <style:text-properties fo:font-size="12pt" style:font-size-asian="12pt" style:font-size-complex="12pt"/>
    </style:style>
    <style:style style:name="P23" style:family="paragraph" style:parent-style-name="Paragraphe_20_de_20_liste" style:list-style-name="L1">
      <style:paragraph-properties fo:margin-left="0cm" fo:margin-right="-1.752cm" fo:text-indent="0cm" style:auto-text-indent="false"/>
      <style:text-properties fo:font-size="12pt" style:font-size-asian="12pt" style:font-size-complex="12pt"/>
    </style:style>
    <style:style style:name="P24" style:family="paragraph" style:parent-style-name="Paragraphe_20_de_20_liste" style:list-style-name="L1">
      <style:paragraph-properties fo:margin-left="0cm" fo:margin-right="-1.752cm" fo:text-indent="0cm" style:auto-text-indent="false"/>
    </style:style>
    <style:style style:name="P25" style:family="paragraph" style:parent-style-name="Paragraphe_20_de_20_liste" style:list-style-name="L1">
      <style:paragraph-properties fo:margin-left="0cm" fo:margin-right="-1.752cm" fo:text-indent="0cm" style:auto-text-indent="false"/>
      <style:text-properties fo:color="#333333" style:font-name="Consolas" fo:font-size="14pt" fo:font-weight="bold" fo:background-color="#ffffff" style:font-size-asian="14pt" style:font-weight-asian="bold" style:font-name-complex="Consolas" style:font-size-complex="14pt"/>
    </style:style>
    <style:style style:name="P26" style:family="paragraph" style:parent-style-name="Paragraphe_20_de_20_liste" style:list-style-name="L1">
      <style:paragraph-properties fo:margin-left="0cm" fo:margin-right="-2.251cm" fo:text-indent="0cm" style:auto-text-indent="false"/>
      <style:text-properties fo:font-size="12pt" style:font-size-asian="12pt" style:font-size-complex="12pt"/>
    </style:style>
    <style:style style:name="P27" style:family="paragraph" style:parent-style-name="Normal" style:master-page-name="MP0">
      <style:paragraph-properties fo:margin-left="0cm" fo:margin-right="-1.752cm" fo:text-indent="0cm" style:auto-text-indent="false" style:page-number="auto" fo:break-before="page"/>
      <style:text-properties fo:font-size="24pt" style:font-size-asian="24pt" style:font-size-complex="24pt"/>
    </style:style>
    <style:style style:name="P28" style:family="paragraph" style:parent-style-name="Normal">
      <style:paragraph-properties fo:margin-left="0cm" fo:margin-right="-1.752cm" fo:text-indent="0cm" style:auto-text-indent="false"/>
      <style:text-properties officeooo:rsid="00014685" officeooo:paragraph-rsid="00014685"/>
    </style:style>
    <style:style style:name="T1" style:family="text">
      <style:text-properties style:font-name-complex="Helvetica"/>
    </style:style>
    <style:style style:name="T2" style:family="text">
      <style:text-properties fo:font-size="12pt" style:font-size-asian="12pt" style:font-size-complex="12pt"/>
    </style:style>
    <style:style style:name="T3" style:family="text">
      <style:text-properties fo:font-size="14pt" fo:font-weight="bold" style:font-size-asian="14pt" style:font-weight-asian="bold" style:font-size-complex="14pt"/>
    </style:style>
    <style:style style:name="T4" style:family="text">
      <style:text-properties fo:color="#a71d5d" fo:font-size="12pt" fo:background-color="#ffffff" loext:char-shading-value="0" style:font-size-asian="12pt" style:font-name-complex="Consolas" style:font-size-complex="12pt"/>
    </style:style>
    <style:style style:name="T5" style:family="text">
      <style:text-properties fo:color="#333333" fo:font-size="12pt" fo:background-color="#ffffff" loext:char-shading-value="0" style:font-size-asian="12pt" style:font-name-complex="Consolas" style:font-size-complex="12pt"/>
    </style:style>
    <style:style style:name="T6" style:family="text">
      <style:text-properties fo:color="#795da3" fo:font-size="12pt" fo:background-color="#ffffff" loext:char-shading-value="0" style:font-size-asian="12pt" style:font-name-complex="Consolas" style:font-size-complex="12pt"/>
    </style:style>
    <style:style style:name="T7" style:family="text">
      <style:text-properties fo:color="#ed6a43" fo:font-size="12pt" fo:background-color="#ffffff" loext:char-shading-value="0" style:font-size-asian="12pt" style:font-name-complex="Consolas" style:font-size-complex="12pt"/>
    </style:style>
    <style:style style:name="T8" style:family="text">
      <style:text-properties officeooo:rsid="0003f7ec"/>
    </style:style>
    <style:style style:name="T9" style:family="text">
      <style:text-properties officeooo:rsid="000505d4"/>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5"/>
      <text:p text:style-name="P5"/>
      <text:p text:style-name="P5"/>
      <text:p text:style-name="P16"/>
      <text:p text:style-name="P16">Wiki Refonte Smartgeo Mobile Android</text:p>
      <text:p text:style-name="P4"/>
      <text:p text:style-name="P4"/>
      <text:p text:style-name="P19">Le dépôt :<text:tab/><text:a xlink:type="simple" xlink:href="https://github.com/gismartwaredev/smartgeomobile" office:target-frame-name="_top" xlink:show="replace"><text:span text:style-name="Lien_20_hypertexte">https://github.com/gismartwaredev/smartgeomobile</text:span></text:a></text:p>
      <text:p text:style-name="P19">La branche :<text:tab/><text:span text:style-name="Élevé"><text:span text:style-name="T1">android-cordova-web</text:span></text:span><text:bookmark-start text:name="_Hlt432597507"/><text:bookmark-start text:name="_Hlt432597508"/><text:span text:style-name="Élevé"><text:span text:style-name="T1">v</text:span></text:span><text:bookmark-end text:name="_Hlt432597507"/><text:bookmark-end text:name="_Hlt432597508"/><text:span text:style-name="Élevé"><text:span text:style-name="T1">iew</text:span></text:span></text:p>
      <text:p text:style-name="P4"/>
      <text:p text:style-name="P1"/>
      <text:p text:style-name="P6"/>
      <text:p text:style-name="P6"/>
      <text:p text:style-name="P6">SOMMAIRE</text:p>
      <text:p text:style-name="P6"/>
      <text:p text:style-name="P6"/>
      <text:p text:style-name="P17">I – Tools et utilitaires nécessaires pour la nouvelle appli.</text:p>
      <text:p text:style-name="P17">II – L’ancienne application, ses spécificités.</text:p>
      <text:p text:style-name="P17">III – Les changements opérés.</text:p>
      <text:p text:style-name="P2"/>
      <text:p text:style-name="P17"/>
      <text:p text:style-name="P17">I – Tools et utilitaires nécessaires pour la nouvelle appli.</text:p>
      <text:p text:style-name="P7"/>
      <text:p text:style-name="P8">Git : </text:p>
      <text:list xml:id="list1148877601684357417" text:style-name="L1">
        <text:list-item>
          <text:p text:style-name="P23">Download : </text:p>
        </text:list-item>
      </text:list>
      <text:p text:style-name="P20"><text:a xlink:type="simple" xlink:href="https://git-scm.com/download/win" office:target-frame-name="_top" xlink:show="replace"><text:span text:style-name="Lien_20_hypertexte"><text:span text:style-name="T2">https://git-scm.com/download/win</text:span></text:span></text:a></text:p>
      <text:list xml:id="list181023197893903" text:continue-numbering="true" text:style-name="L1">
        <text:list-item>
          <text:p text:style-name="P23">Clone : </text:p>
        </text:list-item>
      </text:list>
      <text:p text:style-name="P21">git clone –b android-cordova-webview https://github.com/gismartwaredev/smartgeomobile.git</text:p>
      <text:p text:style-name="P8">Node et NPM :</text:p>
      <text:list xml:id="list181022596955197" text:continue-numbering="true" text:style-name="L1">
        <text:list-item>
          <text:p text:style-name="P23">Download : </text:p>
        </text:list-item>
      </text:list>
      <text:p text:style-name="P20"><text:a xlink:type="simple" xlink:href="https://nodejs.org/en" office:target-frame-name="_top" xlink:show="replace"><text:span text:style-name="Lien_20_hypertexte"><text:span text:style-name="T2">https://nodejs.</text:span></text:span></text:a><text:bookmark-start text:name="_Hlt432598208"/><text:a xlink:type="simple" xlink:href="https://nodejs.org/en" office:target-frame-name="_top" xlink:show="replace"><text:span text:style-name="Lien_20_hypertexte"><text:span text:style-name="T2">o</text:span></text:span></text:a><text:bookmark-end text:name="_Hlt432598208"/><text:a xlink:type="simple" xlink:href="https://nodejs.org/en" office:target-frame-name="_top" xlink:show="replace"><text:span text:style-name="Lien_20_hypertexte"><text:span text:style-name="T2">rg/en</text:span></text:span></text:a></text:p>
      <text:p text:style-name="P8">SDK Android :</text:p>
      <text:list xml:id="list181023262996538" text:continue-numbering="true" text:style-name="L1">
        <text:list-item>
          <text:p text:style-name="P23">Installer JAVA (au moins le jdk 7) :</text:p>
        </text:list-item>
      </text:list>
      <text:p text:style-name="P20"><text:a xlink:type="simple" xlink:href="http://www.oracle.com/technetwork/java/javase/downloads/index.html" office:target-frame-name="_top" xlink:show="replace"><text:span text:style-name="Lien_20_hypertexte"><text:span text:style-name="T2">http://www.oracle.com/technetwork/java/javase/downloads/index.html</text:span></text:span></text:a></text:p>
      <text:list xml:id="list181023743252203" text:continue-numbering="true" text:style-name="L1">
        <text:list-item>
          <text:p text:style-name="P23">Installer les sdk android ou android studio directement : </text:p>
        </text:list-item>
      </text:list>
      <text:p text:style-name="P20"><text:a xlink:type="simple" xlink:href="https://developer.android.com/sdk/installing/index.html?pkg=studio" office:target-frame-name="_top" xlink:show="replace"><text:span text:style-name="Lien_20_hypertexte"><text:span text:style-name="T2">https://developer.android.com/sdk/installing/index.html?pkg=studio</text:span></text:span></text:a></text:p>
      <text:list xml:id="list181024393144587" text:continue-numbering="true" text:style-name="L1">
        <text:list-item>
          <text:p text:style-name="P23">Installer les derniers tools SDK :</text:p>
        </text:list-item>
      </text:list>
      <text:p text:style-name="P20"><text:a xlink:type="simple" xlink:href="https://developer.android.com/sdk/installing/adding-packages.html" office:target-frame-name="_top" xlink:show="replace"><text:span text:style-name="Lien_20_hypertexte"><text:span text:style-name="T2">https://developer.android.com/sdk/installing/adding-packages.html</text:span></text:span></text:a></text:p>
      <text:p text:style-name="P8">Cordova :</text:p>
      <text:list xml:id="list181022720798424" text:continue-numbering="true" text:style-name="L1">
        <text:list-item>
          <text:p text:style-name="P23">Installation depuis un terminal : </text:p>
        </text:list-item>
      </text:list>
      <text:p text:style-name="P21">npm install –g cordova</text:p>
      <text:list xml:id="list181023159016746" text:continue-numbering="true" text:style-name="L1">
        <text:list-item>
          <text:p text:style-name="P23">Ajouter la platform Android à l’application :</text:p>
        </text:list-item>
      </text:list>
      <text:p text:style-name="P21">cordova platform add android</text:p>
      <text:list xml:id="list181023818562003" text:continue-numbering="true" text:style-name="L1">
        <text:list-item>
          <text:p text:style-name="P23">Build l’application Android :</text:p>
        </text:list-item>
      </text:list>
      <text:p text:style-name="P21">cordova build android</text:p>
      <text:list xml:id="list181023122212332" text:continue-numbering="true" text:style-name="L1">
        <text:list-item>
          <text:p text:style-name="P23">Lancer l’application sur émulateur ou sur hardware :</text:p>
        </text:list-item>
      </text:list>
      <text:p text:style-name="P21"><text:soft-page-break/>cordova run android</text:p>
      <text:p text:style-name="P8">Chrome Inspector:</text:p>
      <text:list xml:id="list181023152605288" text:continue-numbering="true" text:style-name="L1">
        <text:list-item>
          <text:p text:style-name="P23">Pour avoir un rendu en temps réel de l’application sur chrome, se rendre à l’url suivante, brancher le matériel en usb et l’application lancée devrait apparaitre dans l’inspecteur :</text:p>
        </text:list-item>
      </text:list>
      <text:p text:style-name="P21">chrome://inspect/#devices</text:p>
      <text:p text:style-name="P18">II – L’ancienne application, ses spécificités.</text:p>
      <text:p text:style-name="P7"/>
      <text:p text:style-name="P9">L’ancienne application avait une architecture spécifique, l’application allait récupérer (à la manière de cordova) l’application web dans le dossier app du dépôt, pour le zipper dans un dossier de la plateforme android pour ensuite pouvoir build le tout.</text:p>
      <text:p text:style-name="P9"/>
      <text:p text:style-name="P9">Le plugin le plus important et ce qu’il fallait/faut refondre est : </text:p>
      <text:p text:style-name="P10">content-shell/src/com/gismartware/mobile/plugins/SmartGeoMobilePlugins.java</text:p>
      <text:p text:style-name="P9">Possédant les différentes fonctions suivantes :</text:p>
      <text:list xml:id="list181024525902010" text:continue-numbering="true" text:style-name="L1">
        <text:list-item>
          <text:p text:style-name="P24"><text:span text:style-name="Police_20_par_20_défaut"><text:span text:style-name="T3">Photo :</text:span></text:span></text:p>
        </text:list-item>
      </text:list>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launchCamera</text:span></text:span><text:span text:style-name="Police_20_par_20_défaut"><text:span text:style-name="T5">(</text:span></text:span><text:span text:style-name="pl-k"><text:span text:style-name="T4">int</text:span></text:span><text:span text:style-name="Police_20_par_20_défaut"><text:span text:style-name="T5"> </text:span></text:span><text:span text:style-name="pl-v"><text:span text:style-name="T7">callbackId</text:span></text:span><text:span text:style-name="Police_20_par_20_défaut"><text:span text:style-name="T5">) </text:span></text:span><text:span text:style-name="pl-k"><text:span text:style-name="T4">throws</text:span></text:span><text:span text:style-name="Police_20_par_20_défaut"><text:span text:style-name="T5"> </text:span></text:span><text:span text:style-name="pl-smi"><text:span text:style-name="T5">IOException;</text:span></text:span></text:p>
      <text:p text:style-name="P9"/>
      <text:list xml:id="list181024497963524" text:continue-numbering="true" text:style-name="L1">
        <text:list-item>
          <text:p text:style-name="P24"><text:span text:style-name="Police_20_par_20_défaut"><text:span text:style-name="T3">GPS :</text:span></text:span></text:p>
        </text:list-item>
      </text:list>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startWatchingPosition</text:span></text:span><text:span text:style-name="Police_20_par_20_défaut"><text:span text:style-name="T5">();</text:span></text:span></text:p>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stopWatchingPosition</text:span></text:span><text:span text:style-name="Police_20_par_20_défaut"><text:span text:style-name="T5">();</text:span></text:span></text:p>
      <text:p text:style-name="P4"><text:span text:style-name="pl-k"><text:span text:style-name="T4">protected</text:span></text:span><text:span text:style-name="Police_20_par_20_défaut"><text:span text:style-name="T5"> </text:span></text:span><text:span text:style-name="pl-k"><text:span text:style-name="T4">boolean</text:span></text:span><text:span text:style-name="Police_20_par_20_défaut"><text:span text:style-name="T5"> </text:span></text:span><text:span text:style-name="pl-en"><text:span text:style-name="T6">isBetterLocation</text:span></text:span><text:span text:style-name="Police_20_par_20_défaut"><text:span text:style-name="T5">(</text:span></text:span><text:span text:style-name="pl-smi"><text:span text:style-name="T5">Location</text:span></text:span><text:span text:style-name="Police_20_par_20_défaut"><text:span text:style-name="T5"> </text:span></text:span><text:span text:style-name="pl-v"><text:span text:style-name="T7">location</text:span></text:span><text:span text:style-name="Police_20_par_20_défaut"><text:span text:style-name="T5">, </text:span></text:span><text:span text:style-name="pl-smi"><text:span text:style-name="T5">Location</text:span></text:span><text:span text:style-name="Police_20_par_20_défaut"><text:span text:style-name="T5"> </text:span></text:span><text:span text:style-name="pl-v"><text:span text:style-name="T7">currentBestLocation</text:span></text:span><text:span text:style-name="Police_20_par_20_défaut"><text:span text:style-name="T5">);</text:span></text:span></text:p>
      <text:p text:style-name="P9"/>
      <text:list xml:id="list181023092688233" text:continue-numbering="true" text:style-name="L1">
        <text:list-item>
          <text:p text:style-name="P24"><text:span text:style-name="Police_20_par_20_défaut"><text:span text:style-name="T3">Database :</text:span></text:span></text:p>
        </text:list-item>
      </text:list>
      <text:p text:style-name="P4"><text:span text:style-name="pl-k"><text:span text:style-name="T4">private</text:span></text:span><text:span text:style-name="Police_20_par_20_défaut"><text:span text:style-name="T5"> </text:span></text:span><text:span text:style-name="pl-k"><text:span text:style-name="T4">class</text:span></text:span><text:span text:style-name="Police_20_par_20_défaut"><text:span text:style-name="T5"> </text:span></text:span><text:span text:style-name="pl-en"><text:span text:style-name="T6">GetTileFromURLAndSetItToDatabase</text:span></text:span><text:span text:style-name="Police_20_par_20_défaut"><text:span text:style-name="T5"> </text:span></text:span><text:span text:style-name="pl-k"><text:span text:style-name="T4">extends</text:span></text:span><text:span text:style-name="Police_20_par_20_défaut"><text:span text:style-name="T5"> </text:span></text:span><text:span text:style-name="pl-e"><text:span text:style-name="T6">AsyncTask&lt;</text:span></text:span><text:span text:style-name="pl-smi"><text:span text:style-name="T5">String</text:span></text:span><text:span text:style-name="pl-e"><text:span text:style-name="T6">, </text:span></text:span><text:span text:style-name="pl-smi"><text:span text:style-name="T5">Void</text:span></text:span><text:span text:style-name="pl-e"><text:span text:style-name="T6">, </text:span></text:span><text:span text:style-name="pl-smi"><text:span text:style-name="T5">String</text:span></text:span><text:span text:style-name="pl-e"><text:span text:style-name="T6">&gt;</text:span></text:span><text:span text:style-name="Police_20_par_20_défaut"><text:span text:style-name="T5"> {</text:span></text:span></text:p>
      <text:p text:style-name="P15"><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authenticate</text:span></text:span><text:span text:style-name="Police_20_par_20_défaut"><text:span text:style-name="T5">(</text:span></text:span><text:span text:style-name="pl-smi"><text:span text:style-name="T5">String</text:span></text:span><text:span text:style-name="Police_20_par_20_défaut"><text:span text:style-name="T5"> </text:span></text:span><text:span text:style-name="pl-v"><text:span text:style-name="T7">url</text:span></text:span><text:span text:style-name="Police_20_par_20_défaut"><text:span text:style-name="T5">, </text:span></text:span><text:span text:style-name="pl-smi"><text:span text:style-name="T5">String</text:span></text:span><text:span text:style-name="Police_20_par_20_défaut"><text:span text:style-name="T5"> </text:span></text:span><text:span text:style-name="pl-v"><text:span text:style-name="T7">user</text:span></text:span><text:span text:style-name="Police_20_par_20_défaut"><text:span text:style-name="T5">, </text:span></text:span><text:span text:style-name="pl-smi"><text:span text:style-name="T5">String</text:span></text:span><text:span text:style-name="Police_20_par_20_défaut"><text:span text:style-name="T5"> </text:span></text:span><text:span text:style-name="pl-v"><text:span text:style-name="T7">password</text:span></text:span><text:span text:style-name="Police_20_par_20_défaut"><text:span text:style-name="T5">, </text:span></text:span><text:span text:style-name="pl-smi"><text:span text:style-name="T5">String</text:span></text:span><text:span text:style-name="Police_20_par_20_défaut"><text:span text:style-name="T5"> </text:span></text:span><text:span text:style-name="pl-v"><text:span text:style-name="T7">site</text:span></text:span><text:span text:style-name="Police_20_par_20_défaut"><text:span text:style-name="T5">, </text:span></text:span><text:span text:style-name="pl-smi"><text:span text:style-name="T5">String</text:span></text:span><text:span text:style-name="Police_20_par_20_défaut"><text:span text:style-name="T5"> </text:span></text:span><text:span text:style-name="pl-v"><text:span text:style-name="T7">token</text:span></text:span><text:span text:style-name="Police_20_par_20_défaut"><text:span text:style-name="T5">);</text:span></text:span></text:p>
      <text:p text:style-name="P15"><text:span text:style-name="pl-k"><text:span text:style-name="T4">protected</text:span></text:span><text:span text:style-name="Police_20_par_20_défaut"><text:span text:style-name="T5"> </text:span></text:span><text:span text:style-name="pl-smi"><text:span text:style-name="T5">String</text:span></text:span><text:span text:style-name="Police_20_par_20_défaut"><text:span text:style-name="T5"> </text:span></text:span><text:span text:style-name="pl-en"><text:span text:style-name="T6">request</text:span></text:span><text:span text:style-name="Police_20_par_20_défaut"><text:span text:style-name="T5">(</text:span></text:span><text:span text:style-name="pl-smi"><text:span text:style-name="T5">String</text:span></text:span><text:span text:style-name="Police_20_par_20_défaut"><text:span text:style-name="T5">... </text:span></text:span><text:span text:style-name="pl-v"><text:span text:style-name="T7">params</text:span></text:span><text:span text:style-name="Police_20_par_20_défaut"><text:span text:style-name="T5">);</text:span></text:span></text:p>
      <text:p text:style-name="P15"><text:span text:style-name="pl-k"><text:span text:style-name="T4">protected</text:span></text:span><text:span text:style-name="Police_20_par_20_défaut"><text:span text:style-name="T5"> </text:span></text:span><text:span text:style-name="pl-smi"><text:span text:style-name="T5">String</text:span></text:span><text:span text:style-name="Police_20_par_20_défaut"><text:span text:style-name="T5"> </text:span></text:span><text:span text:style-name="pl-en"><text:span text:style-name="T6">doInBackground</text:span></text:span><text:span text:style-name="Police_20_par_20_défaut"><text:span text:style-name="T5">(</text:span></text:span><text:span text:style-name="pl-smi"><text:span text:style-name="T5">String</text:span></text:span><text:span text:style-name="Police_20_par_20_défaut"><text:span text:style-name="T5">... </text:span></text:span><text:span text:style-name="pl-v"><text:span text:style-name="T7">params</text:span></text:span><text:span text:style-name="Police_20_par_20_défaut"><text:span text:style-name="T5">);</text:span></text:span></text:p>
      <text:p text:style-name="P11">}</text:p>
      <text:p text:style-name="P11"/>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getTileURLFromDB</text:span></text:span><text:span text:style-name="Police_20_par_20_défaut"><text:span text:style-name="T5">(</text:span></text:span><text:span text:style-name="pl-smi"><text:span text:style-name="T5">String</text:span></text:span><text:span text:style-name="Police_20_par_20_défaut"><text:span text:style-name="T5"> </text:span></text:span><text:span text:style-name="pl-v"><text:span text:style-name="T7">url</text:span></text:span><text:span text:style-name="Police_20_par_20_défaut"><text:span text:style-name="T5">, </text:span></text:span><text:span text:style-name="pl-k"><text:span text:style-name="T4">int</text:span></text:span><text:span text:style-name="Police_20_par_20_défaut"><text:span text:style-name="T5"> </text:span></text:span><text:span text:style-name="pl-v"><text:span text:style-name="T7">z</text:span></text:span><text:span text:style-name="Police_20_par_20_défaut"><text:span text:style-name="T5">, </text:span></text:span><text:span text:style-name="pl-k"><text:span text:style-name="T4">int</text:span></text:span><text:span text:style-name="Police_20_par_20_défaut"><text:span text:style-name="T5"> </text:span></text:span><text:span text:style-name="pl-v"><text:span text:style-name="T7">x</text:span></text:span><text:span text:style-name="Police_20_par_20_défaut"><text:span text:style-name="T5">, </text:span></text:span><text:span text:style-name="pl-k"><text:span text:style-name="T4">int</text:span></text:span><text:span text:style-name="Police_20_par_20_défaut"><text:span text:style-name="T5"> </text:span></text:span><text:span text:style-name="pl-v"><text:span text:style-name="T7">y</text:span></text:span><text:span text:style-name="Police_20_par_20_défaut"><text:span text:style-name="T5">);</text:span></text:span></text:p>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writeJSON</text:span></text:span><text:span text:style-name="Police_20_par_20_défaut"><text:span text:style-name="T5">(</text:span></text:span><text:span text:style-name="pl-k"><text:span text:style-name="T4">final</text:span></text:span><text:span text:style-name="Police_20_par_20_défaut"><text:span text:style-name="T5"> </text:span></text:span><text:span text:style-name="pl-smi"><text:span text:style-name="T5">String</text:span></text:span><text:span text:style-name="Police_20_par_20_défaut"><text:span text:style-name="T5"> </text:span></text:span><text:span text:style-name="pl-v"><text:span text:style-name="T7">json</text:span></text:span><text:span text:style-name="Police_20_par_20_défaut"><text:span text:style-name="T5">, </text:span></text:span><text:span text:style-name="pl-k"><text:span text:style-name="T4">final</text:span></text:span><text:span text:style-name="Police_20_par_20_défaut"><text:span text:style-name="T5"> </text:span></text:span><text:span text:style-name="pl-smi"><text:span text:style-name="T5">String</text:span></text:span><text:span text:style-name="Police_20_par_20_défaut"><text:span text:style-name="T5"> </text:span></text:span><text:span text:style-name="pl-v"><text:span text:style-name="T7">path</text:span></text:span><text:span text:style-name="Police_20_par_20_défaut"><text:span text:style-name="T5">);</text:span></text:span></text:p>
      <text:p text:style-name="P12"/>
      <text:p text:style-name="P12"><text:soft-page-break/></text:p>
      <text:p text:style-name="P12"/>
      <text:list xml:id="list181023413162916" text:continue-numbering="true" text:style-name="L1">
        <text:list-item>
          <text:p text:style-name="P25">Autre :</text:p>
        </text:list-item>
      </text:list>
      <text:p text:style-name="P4"><text:span text:style-name="pl-k"><text:span text:style-name="T4">private</text:span></text:span><text:span text:style-name="Police_20_par_20_défaut"><text:span text:style-name="T5"> </text:span></text:span><text:span text:style-name="pl-k"><text:span text:style-name="T4">boolean</text:span></text:span><text:span text:style-name="Police_20_par_20_défaut"><text:span text:style-name="T5"> </text:span></text:span><text:span text:style-name="pl-en"><text:span text:style-name="T6">isSameProvider</text:span></text:span><text:span text:style-name="Police_20_par_20_défaut"><text:span text:style-name="T5">(</text:span></text:span><text:span text:style-name="pl-smi"><text:span text:style-name="T5">String</text:span></text:span><text:span text:style-name="Police_20_par_20_défaut"><text:span text:style-name="T5"> </text:span></text:span><text:span text:style-name="pl-v"><text:span text:style-name="T7">provider1</text:span></text:span><text:span text:style-name="Police_20_par_20_défaut"><text:span text:style-name="T5">, </text:span></text:span><text:span text:style-name="pl-smi"><text:span text:style-name="T5">String</text:span></text:span><text:span text:style-name="Police_20_par_20_défaut"><text:span text:style-name="T5"> </text:span></text:span><text:span text:style-name="pl-v"><text:span text:style-name="T7">provider2</text:span></text:span><text:span text:style-name="Police_20_par_20_défaut"><text:span text:style-name="T5">);</text:span></text:span></text:p>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log</text:span></text:span><text:span text:style-name="Police_20_par_20_défaut"><text:span text:style-name="T5">(</text:span></text:span><text:span text:style-name="pl-smi"><text:span text:style-name="T5">String</text:span></text:span><text:span text:style-name="Police_20_par_20_défaut"><text:span text:style-name="T5"> </text:span></text:span><text:span text:style-name="pl-v"><text:span text:style-name="T7">message</text:span></text:span><text:span text:style-name="Police_20_par_20_défaut"><text:span text:style-name="T5">);</text:span></text:span></text:p>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vibrate</text:span></text:span><text:span text:style-name="Police_20_par_20_défaut"><text:span text:style-name="T5">(</text:span></text:span><text:span text:style-name="pl-k"><text:span text:style-name="T4">long</text:span></text:span><text:span text:style-name="Police_20_par_20_défaut"><text:span text:style-name="T5"> </text:span></text:span><text:span text:style-name="pl-v"><text:span text:style-name="T7">ms</text:span></text:span><text:span text:style-name="Police_20_par_20_défaut"><text:span text:style-name="T5">);</text:span></text:span></text:p>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getDeviceId</text:span></text:span><text:span text:style-name="Police_20_par_20_défaut"><text:span text:style-name="T5">();</text:span></text:span></text:p>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goTo</text:span></text:span><text:span text:style-name="Police_20_par_20_défaut"><text:span text:style-name="T5">(</text:span></text:span><text:span text:style-name="pl-k"><text:span text:style-name="T4">float</text:span></text:span><text:span text:style-name="Police_20_par_20_défaut"><text:span text:style-name="T5"> </text:span></text:span><text:span text:style-name="pl-v"><text:span text:style-name="T7">longOrig</text:span></text:span><text:span text:style-name="Police_20_par_20_défaut"><text:span text:style-name="T5">, </text:span></text:span><text:span text:style-name="pl-k"><text:span text:style-name="T4">float</text:span></text:span><text:span text:style-name="Police_20_par_20_défaut"><text:span text:style-name="T5"> </text:span></text:span><text:span text:style-name="pl-v"><text:span text:style-name="T7">latOrig</text:span></text:span><text:span text:style-name="Police_20_par_20_défaut"><text:span text:style-name="T5">, </text:span></text:span><text:span text:style-name="pl-k"><text:span text:style-name="T4">float</text:span></text:span><text:span text:style-name="Police_20_par_20_défaut"><text:span text:style-name="T5"> </text:span></text:span><text:span text:style-name="pl-v"><text:span text:style-name="T7">longDest</text:span></text:span><text:span text:style-name="Police_20_par_20_défaut"><text:span text:style-name="T5">, </text:span></text:span><text:span text:style-name="pl-k"><text:span text:style-name="T4">float</text:span></text:span><text:span text:style-name="Police_20_par_20_défaut"><text:span text:style-name="T5"> </text:span></text:span><text:span text:style-name="pl-v"><text:span text:style-name="T7">latDest</text:span></text:span><text:span text:style-name="Police_20_par_20_défaut"><text:span text:style-name="T5">);</text:span></text:span></text:p>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redirect</text:span></text:span><text:span text:style-name="Police_20_par_20_défaut"><text:span text:style-name="T5">(</text:span></text:span><text:span text:style-name="pl-smi"><text:span text:style-name="T5">String</text:span></text:span><text:span text:style-name="Police_20_par_20_défaut"><text:span text:style-name="T5"> </text:span></text:span><text:span text:style-name="pl-v"><text:span text:style-name="T7">url</text:span></text:span><text:span text:style-name="Police_20_par_20_défaut"><text:span text:style-name="T5">);</text:span></text:span></text:p>
      <text:p text:style-name="P4"><text:span text:style-name="pl-k"><text:span text:style-name="T4">public</text:span></text:span><text:span text:style-name="Police_20_par_20_défaut"><text:span text:style-name="T5"> </text:span></text:span><text:span text:style-name="pl-k"><text:span text:style-name="T4">void</text:span></text:span><text:span text:style-name="Police_20_par_20_défaut"><text:span text:style-name="T5"> </text:span></text:span><text:span text:style-name="pl-en"><text:span text:style-name="T6">getExtApplicationDirectory</text:span></text:span><text:span text:style-name="Police_20_par_20_défaut"><text:span text:style-name="T5">();</text:span></text:span></text:p>
      <text:p text:style-name="P3"/>
      <text:p text:style-name="P17">III – Les changements opérés.</text:p>
      <text:p text:style-name="P9"/>
      <text:p text:style-name="P9">Migration de l’application vers cordova pour uniformiser le lien entre la version ios et android.</text:p>
      <text:p text:style-name="P9"/>
      <text:p text:style-name="P9">Utilisation de différents plugins cordova pour migrer les différentes fonctionnalités de l’ancienne version de l’application android vers la nouvelle, et nous ne réinventons pas la roue.</text:p>
      <text:p text:style-name="P9"/>
      <text:p text:style-name="P9">Réécriture de fonctions en javascript en utilisant des fonctionnalités de plugin existant pour obtenir un code non spécifique à android, fonctionnel sur plusieurs plateformes.</text:p>
      <text:p text:style-name="P9"/>
      <text:p text:style-name="P9">Utilisation de la webview interne à cordova plutôt que l’ancienne, moins de bug, et compatibilité vers des versions d’android plus récentes, testé sur android 5.x et 6.0.</text:p>
      <text:p text:style-name="P9"/>
      <text:p text:style-name="P9">La liste des différents plugins cordova utilisés :</text:p>
      <text:list xml:id="list181024510545394" text:continue-numbering="true" text:style-name="L1">
        <text:list-item>
          <text:p text:style-name="P23">cordova-plugin-camera : Librairie de fonctions permettant l’accès à la camera de l’appareil.</text:p>
        </text:list-item>
        <text:list-item>
          <text:p text:style-name="P23">cordova-plugin-dialogs : Librairie d’accès au système de notification de l’appareil, etc…</text:p>
        </text:list-item>
        <text:list-item>
          <text:p text:style-name="P23">cordova-plugin-file : Permet la gestion de fichier/dossier depuis l’appareil.</text:p>
        </text:list-item>
        <text:list-item>
          <text:p text:style-name="P23">cordova-plugin-geolocation : Librairie pour la géolocalisation et ce qui s’y apparente.</text:p>
        </text:list-item>
        <text:list-item>
          <text:p text:style-name="P23">cordova-plugin-inappbrowser : Permet d’ouvrir des liens directement dans l’application sans avoir à aller sur le navigateur de l’appareil.</text:p>
        </text:list-item>
        <text:list-item>
          <text:p text:style-name="P23">cordova-plugin-vibration : Permet d’accéder aux fonctionnalités de vibration de l’appareil.</text:p>
        </text:list-item>
        <text:list-item>
          <text:p text:style-name="P23">cordova-plugin-whitelist</text:p>
        </text:list-item>
        <text:list-item>
          <text:p text:style-name="P23">cordova-sqlite-storage (litehelpers sqlite) : Librairie sqlite pour cordova.</text:p>
        </text:list-item>
      </text:list>
      <text:p text:style-name="P9"/>
      <text:p text:style-name="P9">Les différent(e)s fonctions/méthodes/fichiers ajouté(e)s/modifié(e)s/supprimé(e)s (prototypes de fonctions)  ainsi que l’endroit où elles se trouvent:</text:p>
      <text:list xml:id="list181022977327226" text:continue-numbering="true" text:style-name="L1">
        <text:list-item>
          <text:p text:style-name="P23"><text:soft-page-break/>www/javascripts/vendors/leaflet.filecache.js : </text:p>
          <text:list>
            <text:list-item>
              <text:p text:style-name="P23">writeTileToDB: function(tileObject, dataUrl, callback) ;</text:p>
              <text:list>
                <text:list-item>
                  <text:p text:style-name="P23">écrit les tuiles en db, coordonnées, data img etc…</text:p>
                </text:list-item>
              </text:list>
            </text:list-item>
            <text:list-item>
              <text:p text:style-name="P23">fetchTileFromDB: function(image, z, x, y) ;</text:p>
              <text:list>
                <text:list-item>
                  <text:p text:style-name="P23">récupère les tuiles, les affiches, si n’est pas dans la db lance writetiletodb.</text:p>
                </text:list-item>
              </text:list>
            </text:list-item>
            <text:list-item>
              <text:p text:style-name="P23">writeMetadataTileFile: function(tileObject, metadata, callback) ; (modifiée)</text:p>
              <text:list>
                <text:list-item>
                  <text:p text:style-name="P23">écrit les metadata des data img des tuiles en db.</text:p>
                </text:list-item>
              </text:list>
            </text:list-item>
            <text:list-item>
              <text:p text:style-name="P23">fetchTileFromCache: function(image, z, x, y) ; (supprimée)</text:p>
              <text:list>
                <text:list-item>
                  <text:p text:style-name="P26">récupère les tuiles, les affiche, si n’est pas dans le cache lance writetiletocache.</text:p>
                </text:list-item>
              </text:list>
            </text:list-item>
            <text:list-item>
              <text:p text:style-name="P23">writeTileToCache : function(tileObject, dataUrl, callback) ; (supprimée)</text:p>
              <text:list>
                <text:list-item>
                  <text:p text:style-name="P23">écrit les tuiles dans le cache, coordonnées, data img etc…</text:p>
                </text:list-item>
              </text:list>
            </text:list-item>
          </text:list>
        </text:list-item>
      </text:list>
      <text:p text:style-name="P22"/>
      <text:list xml:id="list181023167744197" text:continue-numbering="true" text:style-name="L1">
        <text:list-item>
          <text:p text:style-name="P23">www/javascripts/vendors/leaflet.filecache.android.js (supprimé)</text:p>
        </text:list-item>
        <text:list-item>
          <text:p text:style-name="P23">www/javascripts/factories/factory.Asset.js :</text:p>
          <text:list>
            <text:list-item>
              <text:p text:style-name="P23">Asset.findAssetsByCriteria = function(search, callback, zones, partial_response, request) ; (modifiée)</text:p>
              <text:list>
                <text:list-item>
                  <text:p text:style-name="P23">Recherche avancée avec critères.</text:p>
                </text:list-item>
              </text:list>
            </text:list-item>
            <text:list-item>
              <text:p text:style-name="P23">Asset.findInBounds = function(center, bounds, callback) ; (modifiée)</text:p>
              <text:list>
                <text:list-item>
                  <text:p text:style-name="P23">Recherche au clic (zone touchée avec le doigts) d’objets visible sur la map.</text:p>
                </text:list-item>
              </text:list>
            </text:list-item>
          </text:list>
        </text:list-item>
      </text:list>
      <text:p text:style-name="P9"/>
      <text:p text:style-name="P9">Toutes les conditions appelant des chromiumcallbacks ont été modifiées, ou celles ayant une vérification de la présence de cordova, de manière à utiliser au maximum le code déjà fait, et/ou le modifier pour fonctionner avec android sans troubler le fonctionnement de l’appli ios. Cependant, il faudrait importer les fonctions créées, et ajouter celles modifiées dans le code de l’application ios, un merge peut fonctionner partiellement, il est possible que seulement l’appel de la fonction fetchtilefromdb dans loadtile est à conditionner, ainsi que la fonction writeMetadataTileFile qui a été modifiée pour stocker les metadata dans la db, seulement l’ancienne fonctionnait avec les fichiers png directement stockés dans l’appareil et pas en db, ce qui risque de poser soucis au moment du merge, il semble que ce soit les seuls cas, il n’est pas impossible qu’il y en ai plus.</text:p>
      <text:p text:style-name="P9"/>
      <text:p text:style-name="P9">Le plugin Smartgeomobile.java de l’ancienne application n’est plus utilisé.</text:p>
      <text:p text:style-name="P9"><text:soft-page-break/></text:p>
      <text:p text:style-name="P4"><text:span text:style-name="Police_20_par_20_défaut"><text:span text:style-name="T2">La plupart des fonctions ajoutées sont commentées, si ce n’est toutes, pas toutes les fonctions modifiées.</text:span></text:span></text:p>
      <text:p text:style-name="P4"/>
      <text:p text:style-name="P13">Le dossier todo/correctif contient le plugin sqlite de brody fonctionnel pour regexp, <text:span text:style-name="T8">je l'ai mis</text:span> dans plugins/cordova-sqlite-storage/src/android/io/liteglue/, <text:span text:style-name="T8">si jamais vous faites la mise à jour du plugin et que regexp ne marche plus (tester avec le bouton d'information sur le téléphone ou la recherche avec un critère)</text:span> et ne pas oublier de supprimer la platform android et la remettre avec cordova, ou ajouter directement le plugin a la place de l'ancien dans le dossier /platforms/android.</text:p>
      <text:p text:style-name="P13">cordova platform rm android</text:p>
      <text:p text:style-name="P13">cordova platform add android</text:p>
      <text:p text:style-name="P13"/>
      <text:p text:style-name="P14">Concernant la mise à jour des tuiles depuis le serveur distant, nous en avons discutés ave<text:span text:style-name="T9">c</text:span> Thibault, il faudrait penser à une solution viable pour les perform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pl-smi" style:family="text" style:parent-style-name="Police_20_par_20_défaut"/>
    <style:style style:name="pl-v" style:family="text" style:parent-style-name="Police_20_par_20_défaut"/>
    <style:style style:name="pl-k" style:family="text" style:parent-style-name="Police_20_par_20_défaut"/>
    <style:style style:name="pl-en" style:family="text" style:parent-style-name="Police_20_par_20_défaut"/>
    <style:style style:name="pl-e" style:family="text" style:parent-style-name="Police_20_par_20_défaut"/>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Jimmy TOUBERT</meta:initial-creator>
    <dc:creator>Diliz </dc:creator>
    <meta:creation-date>2015-10-14T12:46:00Z</meta:creation-date>
    <dc:date>2015-10-18T18:10:22.300066788</dc:date>
    <meta:editing-cycles>12</meta:editing-cycles>
    <meta:editing-duration>PT2H9M13S</meta:editing-duration>
    <meta:document-statistic meta:table-count="0" meta:image-count="0" meta:object-count="0" meta:page-count="9" meta:paragraph-count="101" meta:word-count="966" meta:character-count="7185" meta:non-whitespace-character-count="6345"/>
    <meta:template xlink:type="simple" xlink:actuate="onRequest" xlink:title="" xlink:href="Normal.dotm"/>
  </office:meta>
</office:document-meta>
</file>